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9-06-1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9-03-1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8-12-06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8-09-1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8-06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8-03-08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8-01-0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7-09-2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7-06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7-03-1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6-12-0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6-09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6-06-15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6-03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5-12-09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5-09-2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5-06-0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5-03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4-12-2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4-09-18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4-06-0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4-03-0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3-12-19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3-09-19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3-06-20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3-03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2-12-0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2-10-0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2-06-0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2-03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1-12-1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1-09-22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1-06-0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1-03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0-12-0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0-09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0-06-2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10-03-0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9-12-0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9-10-0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9-06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9-03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9-01-2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8-09-1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8-06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8-03-2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7-12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7-09-2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7-03-2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6-12-0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6-09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6-03-0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5-12-15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5-09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5-03-1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4-12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4-03-0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3-12-04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3-03-13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2-12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2-09-1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2-03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1-12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1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0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0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200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9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9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8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7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7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6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6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5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4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4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3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2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1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0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90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9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9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8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8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7-1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6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6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5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5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5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5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4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4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4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2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2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1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0-1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80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8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6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6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6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6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5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5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5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3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0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70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9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9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8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8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8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8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7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7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6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6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6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5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5-0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4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4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4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4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3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3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3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3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2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2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448</text:p>
          </table:table-cell>
          <table:table-cell office:value-type="string" calcext:value-type="string">
            <text:p>196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